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break-before="page"/>
    </style:style>
    <style:style style:name="P8"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9"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0" style:family="paragraph" style:parent-style-name="Tesis-Normal">
      <style:paragraph-properties fo:margin-left="0cm" fo:margin-right="0cm" fo:text-indent="1.191cm" style:auto-text-indent="false"/>
    </style:style>
    <style:style style:name="P11" style:family="paragraph" style:parent-style-name="Standard" style:master-page-name="First_20_Page">
      <style:paragraph-properties fo:text-align="center" style:justify-single-word="false" style:page-number="auto"/>
    </style:style>
    <style:style style:name="P12" style:family="paragraph" style:parent-style-name="Tesis-SeccionNumerada">
      <style:paragraph-properties fo:break-before="page"/>
    </style:style>
    <style:style style:name="P13" style:family="paragraph" style:parent-style-name="Tesis-Normal" style:master-page-name="Standard">
      <style:paragraph-properties style:page-number="1"/>
    </style:style>
    <style:style style:name="P14" style:family="paragraph" style:parent-style-name="Tesis-SubSeccionNumerada">
      <style:paragraph-properties fo:text-align="start" style:justify-single-word="false"/>
    </style:style>
    <style:style style:name="P15" style:family="paragraph" style:parent-style-name="Contents_20_Heading" style:master-page-name="Index">
      <style:paragraph-properties style:page-number="auto"/>
    </style:style>
    <style:style style:name="P16" style:family="paragraph" style:parent-style-name="Contents_20_1">
      <style:paragraph-properties>
        <style:tab-stops>
          <style:tab-stop style:position="14.501cm" style:type="right" style:leader-style="dotted" style:leader-text="."/>
        </style:tab-stops>
      </style:paragraph-properties>
    </style:style>
    <style:style style:name="P17" style:family="paragraph" style:parent-style-name="Contents_20_2">
      <style:paragraph-properties>
        <style:tab-stops>
          <style:tab-stop style:position="14.002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6">Universidad Nacional de Misiones</text:p>
      <text:p text:style-name="P6"/>
      <text:p text:style-name="P6">Facultad de Ciencias Exactas Quimicas y Naturales</text:p>
      <text:p text:style-name="P5"/>
      <text:p text:style-name="P5"/>
      <text:p text:style-name="P3">Tesis de grado de Licenciatura en Sistemas de Información</text:p>
      <text:p text:style-name="P5"/>
      <text:p text:style-name="P4"/>
      <text:p text:style-name="P4"/>
      <text:p text:style-name="P8">Modelo de capacitación para Usuarios en Business Intelligence , en el contexto de la provincia de Misiones.</text:p>
      <text:p text:style-name="Tesis-Subtitulo"/>
      <text:p text:style-name="Tesis-Subtitulo"/>
      <text:p text:style-name="P9">Autor: Fernando Rafael Guerrero</text:p>
      <text:p text:style-name="P9">Tutor: Mgter. Lic. Horacio Daniel Kuna</text:p>
      <text:p text:style-name="P9">Co-Tutor: Lic. Eduardo Zamudio</text:p>
      <text:p text:style-name="Standard"/>
      <text:p text:style-name="P7"/>
      <text:p text:style-name="P7">Agradecimiento</text:p>
      <text:p text:style-name="P7">Resumen:</text:p>
      <text:p text:style-name="Standard"/>
      <text:p text:style-name="Standard">Palabras Claves:</text:p>
      <text:p text:style-name="Standard"/>
      <text:p text:style-name="Standard">Abstract:</text:p>
      <text:p text:style-name="Standard"/>
      <text:p text:style-name="Standard">Keywords:</text:p>
      <text:p text:style-name="P7">Reconocimiento</text:p>
      <text:p text:style-name="P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5">Índice</text:p>
          </text:index-title>
          <text:p text:style-name="P16">Capitulo I - Introducción<text:tab/>1</text:p>
          <text:p text:style-name="P16">Capitulo II - Estado del Arte<text:tab/>1</text:p>
          <text:p text:style-name="P17">Business Intelligence (BI)<text:tab/>1</text:p>
          <text:p text:style-name="P17">Datawarehouse<text:tab/>2</text:p>
          <text:p text:style-name="P17">OLAP<text:tab/>3</text:p>
          <text:p text:style-name="P17">Tablero de control (TdeC)<text:tab/>4</text:p>
          <text:p text:style-name="P17">Modelos de Capacitación<text:tab/>4</text:p>
          <text:p text:style-name="P17">E-learning<text:tab/>5</text:p>
          <text:p text:style-name="P16">Capitulo III - Descripción del Problema<text:tab/>6</text:p>
          <text:p text:style-name="P16">Capitulo IV - Solución Propuesta<text:tab/>7</text:p>
          <text:p text:style-name="P16">Capitulo V - Prueba Experimental<text:tab/>8</text:p>
          <text:p text:style-name="P16">Capitulo VI - Conclusiones<text:tab/>9</text:p>
          <text:p text:style-name="P16">Bibliografía<text:tab/>10</text:p>
        </text:index-body>
      </text:table-of-content>
      <text:p text:style-name="P13"/>
      <text:list xml:id="list43586300" text:style-name="Numbering_20_1">
        <text:list-header>
          <text:h text:style-name="Tesis-SeccionNumerada" text:outline-level="1">Capitulo I - Introducción</text:h>
        </text:list-header>
      </text:list>
      <text:p text:style-name="Tesis-Normal">Se diseñará un modelo de capacitación y se desarrollará una propuesta de material didáctico para los usuarios en BI.</text:p>
      <text:list xml:id="list20341998" text:continue-numbering="true" text:style-name="Numbering_20_1">
        <text:list-header>
          <text:h text:style-name="Tesis-SeccionNumerada" text:outline-level="1">Capitulo II - Estado del Arte</text:h>
          <text:list>
            <text:list-header>
              <text:h text:style-name="Tesis-SubSeccionNumerada" text:outline-level="2">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1]<text:reference-mark-end text:name="ZOTERO_ITEM CSL_CITATION {&quot;citationID&quot;:&quot;tC6a8Rmv&quot;,&quot;properties&quot;:{&quot;formattedCitation&quot;:&quot;[1]&quot;,&quot;plainCitation&quot;:&quot;[1]&quot;},&quot;citationItems&quot;:[{&quot;id&quot;:201,&quot;uris&quot;:[&quot;http://zotero.org/users/1147257/items/D95TTIJ9&quot;],&quot;uri&quot;:[&quot;http://zotero.org/users/1147257/items/D95TTIJ9&quot;],&quot;itemData&quot;:{&quot;id&quot;:201,&quot;type&quot;:&quot;article&quot;,&quot;title&quot;:&quot;Inteligencia de Negocios: Una Propuesta para su Desarrollo en las Organizaciones&quot;}}],&quot;schema&quot;:&quot;https://github.com/citation-style-language/schema/raw/master/csl-citation.json&quot;} RNDlym28uOCDr"/> que caracteriza una amplia variedad de tecnologías, plataformas de software, especificaciones de aplicaciones y procesos. El objetivo <text:s/>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 La toma de decisiones en menor tiempo, 2) Confiabilidad y precisión, 3) 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text:p>
      <text:p text:style-name="Tesis-Normal">BI puede describirse como una aplicación relacional para la administración, como un estado organizacional o una filosofía de administración. En resumen, BI se <text:soft-page-break/>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p text:style-name="Tesis-Normal">¿Qué es Business Intelligence? </text:p>
      <text:p text:style-name="P10">Se puede definir BI como el proceso que se utiliza para analizar los datos de una empresa y con el cual vamos a obtener conocimientos de los mismos, además de dar soporte a las decisiones de alta calidad. </text:p>
      <text:p text:style-name="P10">Los factores a analizar incluyen los clientes, competidores, socios comerciales, el entorno económico y las operaciones internas. </text:p>
      <text:p text:style-name="P10">Es importante implementar BI en las empresas, ya que nos ayuda a generar escenarios, revisar las tendencias, analizar los fenómenos, etc. que ayuden a la hora de la toma de decisiones, y se la puede implementar en todo tipo de áreas tales como: Mercadeo, Finanzas, Ventas, Servicio al Cliente, etc. </text:p>
      <text:list xml:id="list20335950" text:continue-numbering="true" text:style-name="Numbering_20_1">
        <text:list-item>
          <text:list>
            <text:list-header>
              <text:h text:style-name="Tesis-SubSeccionNumerada" text:outline-level="2">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2]<text:reference-mark-end text:name="ZOTERO_ITEM CSL_CITATION {&quot;citationID&quot;:&quot;H0UM66O1&quot;,&quot;properties&quot;:{&quot;formattedCitation&quot;:&quot;[2]&quot;,&quot;plainCitation&quot;:&quot;[2]&quot;},&quot;citationItems&quot;:[{&quot;id&quot;:198,&quot;uris&quot;:[&quot;http://zotero.org/users/1147257/items/BRN85N7V&quot;],&quot;uri&quot;:[&quot;http://zotero.org/users/1147257/items/BRN85N7V&quot;],&quot;itemData&quot;:{&quot;id&quot;:198,&quot;type&quot;:&quot;webpage&quot;,&quot;title&quot;:&quot;Que es un Data Warehouse,Conceptos Datawarehousing,Informacion Data Warehouse|Inteligencia de Negocios&quot;,&quot;URL&quot;:&quot;http://www.bi-argentina.com.ar/que-es-un-data-warehouse/&quot;,&quot;accessed&quot;:{&quot;date-parts&quot;:[[2012,10,24]]}}}],&quot;schema&quot;:&quot;https://github.com/citation-style-language/schema/raw/master/csl-citation.json&quot;} RNDcxp3RumiBN"/>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text:soft-page-break/>drilling de los datos, la posibilidad de ver información correspondiente a diferentes contextos o entornos, por ejemplo, analizar las ventas anuales, trimestrales, mensuales y poder abrirlas según zonas, vendedor o clientes.</text:p>
      <text:p text:style-name="Tesis-Normal">¿Qué es un Data Warehouse? </text:p>
      <text:p text:style-name="Tesis-Normal">Un Data Warehouse (DWH) es un repositorio central que contiene la información más valiosa de la empresa. Los datos que aquí se almacenan han pasado por un proceso de calidad que asegura su consistencia. Además, el repositorio está construido de tal manera que el acceso sea lo más rápido posible.</text:p>
      <text:p text:style-name="Tesis-Normal">Su construcción se va haciendo por etapas que normalmente corresponden a las <text:s/>principales áreas operativas de la empresa. Por ejemplo: Área de Ventas, Área Financiero Contable, Área de Recursos Humanos, etc. Estas áreas reciben el nombre de data marts </text:p>
      <text:list xml:id="list20334013" text:continue-numbering="true" text:style-name="Numbering_20_1">
        <text:list-item>
          <text:list>
            <text:list-header>
              <text:h text:style-name="Tesis-SubSeccionNumerada" text:outline-level="2">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3]<text:reference-mark-end text:name="ZOTERO_ITEM CSL_CITATION {&quot;citationID&quot;:&quot;rVeORcEG&quot;,&quot;properties&quot;:{&quot;formattedCitation&quot;:&quot;[3]&quot;,&quot;plainCitation&quot;:&quot;[3]&quot;},&quot;citationItems&quot;:[{&quot;id&quot;:212,&quot;uris&quot;:[&quot;http://zotero.org/users/1147257/items/UVNKB792&quot;],&quot;uri&quot;:[&quot;http://zotero.org/users/1147257/items/UVNKB792&quot;],&quot;itemData&quot;:{&quot;id&quot;:212,&quot;type&quot;:&quot;webpage&quot;,&quot;title&quot;:&quot;OLAP Software and Education Wiki - OLAP&quot;,&quot;URL&quot;:&quot;http://olap.com/w/index.php/OLAP_Education_Wiki&quot;,&quot;accessed&quot;:{&quot;date-parts&quot;:[[2012,10,24]]}}}],&quot;schema&quot;:&quot;https://github.com/citation-style-language/schema/raw/master/csl-citation.json&quot;} RND4MyQHZGMpt"/>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simulación, descubrimiento de conocimiento e informes de depósito de datos. OLAP permite a los usuarios realizar análisis ad hoc de los datos en múltiples dimensiones, lo que proporciona el conocimiento y la comprensión que necesitan para tomar decisiones mejor.</text:p>
      <text:p text:style-name="Tesis-Normal">Procesamiento analítico en línea solución utilizada principalmente en el campo de <text:s/>Business Intelligence y su objetivo principal es el de <text:s/>manejar <text:s/>consultas en grandes cantidades de datos en lo que es llamado Cubos OLAP (estructuras <text:soft-page-break/>multidimensionales de datos) </text:p>
      <text:list xml:id="list20340154" text:continue-numbering="true" text:style-name="Numbering_20_1">
        <text:list-item>
          <text:list>
            <text:list-header>
              <text:h text:style-name="Tesis-SubSeccionNumerada" text:outline-level="2">Tablero de control (Tde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4]<text:reference-mark-end text:name="ZOTERO_ITEM CSL_CITATION {&quot;citationID&quot;:&quot;K50cRrVM&quot;,&quot;properties&quot;:{&quot;formattedCitation&quot;:&quot;[4]&quot;,&quot;plainCitation&quot;:&quot;[4]&quot;},&quot;citationItems&quot;:[{&quot;id&quot;:207,&quot;uris&quot;:[&quot;http://zotero.org/users/1147257/items/MWPUX9WP&quot;],&quot;uri&quot;:[&quot;http://zotero.org/users/1147257/items/MWPUX9WP&quot;],&quot;itemData&quot;:{&quot;id&quot;:207,&quot;type&quot;:&quot;article&quot;,&quot;title&quot;:&quot;TABLEROS DE CONTROL PARA UN PROCESO DEL NEGOCIO EN UNA  COMPAÑÍA DE SEGUROS&quot;,&quot;URL&quot;:&quot;http://www.bdigital.unal.edu.co/951/1/8029881_2009.pdf&quot;,&quot;accessed&quot;:{&quot;date-parts&quot;:[[2012,10,24]]}}}],&quot;schema&quot;:&quot;https://github.com/citation-style-language/schema/raw/master/csl-citation.json&quot;} RNDtDT0MlccOl"/>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5]<text:reference-mark-end text:name="ZOTERO_ITEM CSL_CITATION {&quot;citationID&quot;:&quot;nxpDwZJJ&quot;,&quot;properties&quot;:{&quot;formattedCitation&quot;:&quot;[5]&quot;,&quot;plainCitation&quot;:&quot;[5]&quot;},&quot;citationItems&quot;:[{&quot;id&quot;:204,&quot;uris&quot;:[&quot;http://zotero.org/users/1147257/items/HRPCBU52&quot;],&quot;uri&quot;:[&quot;http://zotero.org/users/1147257/items/HRPCBU52&quot;],&quot;itemData&quot;:{&quot;id&quot;:204,&quot;type&quot;:&quot;webpage&quot;,&quot;title&quot;:&quot;Tablero de Gestión de proyectos - Provincia de Misiones&quot;,&quot;URL&quot;:&quot;http://misiones.tablerodecontrol.org/Administrador/Login.asp&quot;,&quot;accessed&quot;:{&quot;date-parts&quot;:[[2012,11,12]]}}}],&quot;schema&quot;:&quot;https://github.com/citation-style-language/schema/raw/master/csl-citation.json&quot;} RNDWvdK1wy43W"/>; y para las organizaciones privadas, se buscará información de las grandes organizaciones de la provincia, relevada en el proyecto de Investigación.- </text:p>
      <text:list xml:id="list20320281"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6]<text:reference-mark-end text:name="ZOTERO_ITEM CSL_CITATION {&quot;citationID&quot;:&quot;dLCVU7TI&quot;,&quot;properties&quot;:{&quot;formattedCitation&quot;:&quot;[6]&quot;,&quot;plainCitation&quot;:&quot;[6]&quot;},&quot;citationItems&quot;:[{&quot;id&quot;:202,&quot;uris&quot;:[&quot;http://zotero.org/users/1147257/items/ECGZR3VN&quot;],&quot;uri&quot;:[&quot;http://zotero.org/users/1147257/items/ECGZR3VN&quot;],&quot;itemData&quot;:{&quot;id&quot;:202,&quot;type&quot;:&quot;article&quot;,&quot;title&quot;:&quot;PROPUESTA DE UN MODELO DE CAPACITACIÓN Y DESARROLLO AL  PERSONAL DOCENTE DE LA UNIVERSIDAD&quot;,&quot;URL&quot;:&quot;http://www.univo.edu.sv:8081/tesis/007437/007437_Cap5.pdf&quot;,&quot;accessed&quot;:{&quot;date-parts&quot;:[[2012,10,24]]}}}],&quot;schema&quot;:&quot;https://github.com/citation-style-language/schema/raw/master/csl-citation.json&quot;} RNDLMXFgxkVp6"/>, que comprende un esquema explicativo de las operaciones que se deben realizar para su debido cumplimiento con el fin de mejorar el proceso de enseñanza, <text:s/>optimizar la capacidad y fomentar el desarrollo.</text:p>
      <text:p text:style-name="Tesis-Normal">Ante tal postura las aplicaciones de BI tienden a crear sistemas especializados en una función específica del organismo, que contribuya a lograr el diagnóstico de una situación y tomar la decisión adecuada para su solución; mediante la <text:soft-page-break/>sistematización del manejo de datos, refinamiento de la información, representación del conocimiento. Partiendo de modelos de capacitacion online o bien capacitaciones virtuales.</text:p>
      <text:list xml:id="list20336501" text:continue-numbering="true" text:style-name="Numbering_20_1">
        <text:list-item>
          <text:list>
            <text:list-item>
              <text:list>
                <text:list-item>
                  <text:list>
                    <text:list-item>
                      <text:list>
                        <text:list-header>
                          <text:h text:style-name="P14" text:outline-level="2">E-learning</text:h>
                        </text:list-header>
                      </text:list>
                    </text:list-item>
                  </text:list>
                </text:list-item>
              </text:list>
            </text:list-item>
          </text:list>
        </text:list-item>
      </text:list>
      <text:p text:style-name="Tesis-Normal">E-learning<text:reference-mark-start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7]<text:reference-mark-end text:name="ZOTERO_ITEM CSL_CITATION {&quot;citationID&quot;:&quot;0DeobX8l&quot;,&quot;properties&quot;:{&quot;formattedCitation&quot;:&quot;[7]&quot;,&quot;plainCitation&quot;:&quot;[7]&quot;},&quot;citationItems&quot;:[{&quot;id&quot;:414,&quot;uris&quot;:[&quot;http://zotero.org/users/1147257/items/F22HSGCH&quot;],&quot;uri&quot;:[&quot;http://zotero.org/users/1147257/items/F22HSGCH&quot;],&quot;itemData&quot;:{&quot;id&quot;:414,&quot;type&quot;:&quot;webpage&quot;,&quot;title&quot;:&quot;Modelo de sistema de Informacion para la capacitacion online&quot;,&quot;URL&quot;:&quot;http://www.tesis.uchile.cl/bitstream/handle/2250/111496/pacheco%20morales.pdf?sequence=1&quot;,&quot;author&quot;:[{&quot;family&quot;:&quot;Carolina Pacheco Morales&quot;,&quot;given&quot;:&quot;&quot;}],&quot;accessed&quot;:{&quot;date-parts&quot;:[[2013,3,1]]}}}],&quot;schema&quot;:&quot;https://github.com/citation-style-language/schema/raw/master/csl-citation.json&quot;} RNDyJJ8cq54zP"/> es un término utilizado indistintamente en todo el mundo, en nuestro idioma lo utilizamos comúnmente, a pesar de no ser aceptado por la RAE. <text:span text:style-name="T2">Learning</text:span> significa <text:span text:style-name="T2">aprendizaje</text:span> y, por lo tanto es parte del concepto educación (enseñanza- aprendizaje). La definición más general y talvez más utilizada, de e-learning dice que es cualquier tipo de aprendizaje que hace uso de Internet como medio de comunicación y multimedios como interacción entre los usuarios. Se puede realizar de manera sincrónica (al mismo tiempo) o asincrónica (en desfase de tiempo).</text:p>
      <text:p text:style-name="Tesis-Normal">El paradigma del proceso educativo, se ha pasado de una educación centrada en el profesor a una educación centrada en el que aprende, por lo tanto claramente el término esta relacionado con el <text:s/>aprendizaje y es una de las razones de su popularización. </text:p>
      <text:p text:style-name="Tesis-Normal">Se observa además que su aplicación se relaciona más con el ámbito laboral dada la cantidad de ofertas de plataformas comerciales para la capacitación a través de Internet y de los servicios comerciales de consultorías, que utiliza él término como identificador de su actividad.</text:p>
      <text:p text:style-name="Tesis-Normal">Por lo tanto, para efectos de este trabajo se entenderá e-learning como un proceso de aprendizaje, apoyado en medios electrónicos.</text:p>
      <text:list xml:id="list20315564" text:continue-numbering="true" text:style-name="Numbering_20_1">
        <text:list-header>
          <text:h text:style-name="Tesis-SeccionNumerada" text:outline-level="1"/>
          <text:h text:style-name="P12" text:outline-level="1">Capitulo III - Descripción del Problema</text:h>
          <text:h text:style-name="Tesis-SeccionNumerada" text:outline-level="1"/>
          <text:h text:style-name="P12" text:outline-level="1">Capitulo IV - Solución Propuesta</text:h>
          <text:h text:style-name="P12" text:outline-level="1">Capitulo V - Prueba Experimental</text:h>
          <text:h text:style-name="P12" text:outline-level="1">Capitulo VI - Conclusiones</text:h>
          <text:h text:style-name="P12" text:outline-level="1">Bibliografía</text:h>
        </text:list-header>
      </text:list>
      <text:section text:style-name="Sect1" text:name="ZOTERO_BIBL {&quot;custom&quot;:[]} CSL_BIBLIOGRAPHY RNDLkCEs6rgCA">
        <text:section text:style-name="Sect1" text:name="ZOTERO_BIBL {&quot;custom&quot;:[]} CSL_BIBLIOGRAPHY RNDkilaNDI8SG">
          <text:section text:style-name="Sect1" text:name="ZOTERO_BIBL {&quot;custom&quot;:[]} CSL_BIBLIOGRAPHY RND6oRdUucfFx">
            <text:section text:style-name="Sect1" text:name="ZOTERO_BIBL {&quot;custom&quot;:[]} CSL_BIBLIOGRAPHY RNDFvL9xf0vzh">
              <text:section text:style-name="Sect1" text:name="ZOTERO_BIBL {&quot;custom&quot;:[]} CSL_BIBLIOGRAPHY RNDFKPjU7uHdY">
                <text:p text:style-name="Bibliography_20_1">[1]<text:tab/>«Inteligencia de Negocios: Una Propuesta para su Desarrollo en las Organizaciones». .</text:p>
                <text:p text:style-name="Bibliography_20_1">[2]<text:tab/>«Que es un Data Warehouse,Conceptos Datawarehousing,Informacion Data Warehouse|Inteligencia de Negocios»: http://www.bi-argentina.com.ar/que-es-un-data-warehouse/.</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text:p>
                <text:p text:style-name="Bibliography_20_1">[6]<text:tab/>«PROPUESTA DE UN MODELO DE CAPACITACIÓN Y DESARROLLO AL <text:s/>PERSONAL DOCENTE DE LA UNIVERSIDAD». .</text:p>
                <text:p text:style-name="Bibliography_20_1">[7]<text:tab/>Carolina Pacheco Morales, «Modelo de sistema de Informacion para la capacitacion online».: http://www.tesis.uchile.cl/bitstream/handle/2250/111496/pacheco%20morales.pdf?.</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left="0.042cm" fo:margin-right="0cm" fo:margin-top="0cm" fo:margin-bottom="0cm"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4$Win32 LibreOffice_project/340m1$Build-302</meta:generator>
    <dc:date>2013-03-01T00:18:17.07</dc:date>
    <meta:editing-duration>P1DT17H5M32S</meta:editing-duration>
    <meta:editing-cycles>145</meta:editing-cycles>
    <meta:print-date>2012-11-14T11:22:22.21</meta:print-date>
    <meta:document-statistic meta:table-count="0" meta:image-count="0" meta:object-count="0" meta:page-count="18" meta:paragraph-count="75" meta:word-count="1463" meta:character-count="9777" meta:non-whitespace-character-count="8365"/>
    <meta:user-defined meta:name="Información 1"/>
    <meta:user-defined meta:name="Información 2"/>
    <meta:user-defined meta:name="Información 3"/>
    <meta:user-defined meta:name="Información 4"/>
    <meta:user-defined meta:name="ZOTERO_PREF_1" meta:value-type="string">&lt;data data-version="3" zotero-version="3.0.14"&gt;&lt;session id="HEx7cBvB"/&gt;&lt;style id="http://www.zotero.org/styles/ieee" hasBibliography="1" bibliographyStyleHasBeenSet="1"/&gt;&lt;prefs&gt;&lt;pref name="fieldType" value="ReferenceMark"/&gt;&lt;pref name="storeReferences" val</meta:user-defined>
    <meta:user-defined meta:name="ZOTERO_PREF_2" meta:value-type="string">ue="true"/&gt;&lt;pref name="noteType" value="0"/&gt;&lt;/prefs&gt;&lt;/data&gt;</meta:user-defined>
  </office:meta>
</office:document-meta>
</file>